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Noto Sans CJK SC Regular" svg:font-family="Noto Sans CJK SC Regular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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/>
    </style:style>
    <style:style style:name="P2" style:parent-style-name="PreformattedText" style:family="paragraph">
      <style:paragraph-properties fo:margin-bottom="0.1965in"/>
      <style:text-properties fo:language="en" fo:country="US"/>
    </style:style>
    <style:style style:name="TableColumn4" style:family="table-column">
      <style:table-column-properties style:column-width="6.7819in" style:use-optimal-column-width="false"/>
    </style:style>
    <style:style style:name="Table3" style:family="table">
      <style:table-properties style:width="6.7819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" style:parent-style-name="PreformattedText" style:family="paragraph">
      <style:text-properties fo:language="en" fo:country="US"/>
    </style:style>
    <style:style style:name="P8" style:parent-style-name="PreformattedText" style:family="paragraph">
      <style:text-properties fo:language="en" fo:country="US"/>
    </style:style>
    <style:style style:name="P9" style:parent-style-name="PreformattedText" style:family="paragraph">
      <style:text-properties fo:language="en" fo:country="US"/>
    </style:style>
    <style:style style:name="P10" style:parent-style-name="PreformattedText" style:family="paragraph">
      <style:text-properties fo:language="en" fo:country="US"/>
    </style:style>
    <style:style style:name="P11" style:parent-style-name="PreformattedText" style:family="paragraph">
      <style:text-properties fo:language="en" fo:country="US"/>
    </style:style>
    <style:style style:name="P12" style:parent-style-name="PreformattedText" style:family="paragraph">
      <style:text-properties fo:language="en" fo:country="US"/>
    </style:style>
    <style:style style:name="P13" style:parent-style-name="PreformattedText" style:family="paragraph">
      <style:text-properties fo:language="en" fo:country="US"/>
    </style:style>
    <style:style style:name="P14" style:parent-style-name="PreformattedText" style:family="paragraph">
      <style:text-properties fo:language="en" fo:country="US"/>
    </style:style>
    <style:style style:name="P15" style:parent-style-name="PreformattedText" style:family="paragraph">
      <style:text-properties fo:language="en" fo:country="US"/>
    </style:style>
    <style:style style:name="P16" style:parent-style-name="PreformattedText" style:family="paragraph">
      <style:text-properties fo:language="en" fo:country="US"/>
    </style:style>
    <style:style style:name="P17" style:parent-style-name="PreformattedText" style:family="paragraph">
      <style:text-properties fo:language="en" fo:country="US"/>
    </style:style>
    <style:style style:name="P18" style:parent-style-name="PreformattedText" style:family="paragraph">
      <style:text-properties fo:language="en" fo:country="US"/>
    </style:style>
    <style:style style:name="P19" style:parent-style-name="PreformattedText" style:family="paragraph">
      <style:text-properties fo:language="en" fo:country="US"/>
    </style:style>
    <style:style style:name="P20" style:parent-style-name="PreformattedText" style:family="paragraph">
      <style:text-properties fo:language="en" fo:country="US"/>
    </style:style>
    <style:style style:name="P21" style:parent-style-name="PreformattedText" style:family="paragraph">
      <style:text-properties fo:language="en" fo:country="US"/>
    </style:style>
    <style:style style:name="P22" style:parent-style-name="PreformattedText" style:family="paragraph">
      <style:text-properties fo:language="en" fo:country="US"/>
    </style:style>
    <style:style style:name="P23" style:parent-style-name="PreformattedText" style:family="paragraph">
      <style:text-properties fo:language="en" fo:country="US"/>
    </style:style>
    <style:style style:name="P24" style:parent-style-name="PreformattedText" style:family="paragraph">
      <style:text-properties fo:language="en" fo:country="US"/>
    </style:style>
    <style:style style:name="P25" style:parent-style-name="PreformattedText" style:family="paragraph">
      <style:text-properties fo:language="en" fo:country="US"/>
    </style:style>
    <style:style style:name="P26" style:parent-style-name="PreformattedText" style:family="paragraph">
      <style:text-properties fo:language="en" fo:country="US"/>
    </style:style>
    <style:style style:name="P27" style:parent-style-name="PreformattedText" style:family="paragraph">
      <style:paragraph-properties fo:margin-bottom="0.1965in"/>
    </style:style>
    <style:style style:name="P28" style:parent-style-name="Textbody" style:family="paragraph"/>
    <style:style style:name="P29" style:parent-style-name="Textbody" style:family="paragraph"/>
    <style:style style:name="P30" style:parent-style-name="Textbody" style:family="paragraph"/>
    <style:style style:name="P31" style:parent-style-name="Textbody" style:family="paragraph"/>
    <style:style style:name="P32" style:parent-style-name="Textbody" style:family="paragraph"/>
    <style:style style:name="P33" style:parent-style-name="Textbody" style:family="paragraph"/>
    <style:style style:name="P34" style:parent-style-name="Textbody" style:family="paragraph"/>
    <style:style style:name="P35" style:parent-style-name="Textbody" style:family="paragraph"/>
    <style:style style:name="P36" style:parent-style-name="Textbody" style:family="paragraph"/>
    <style:style style:name="P37" style:parent-style-name="Textbody" style:family="paragraph"/>
    <style:style style:name="P38" style:parent-style-name="Textbody" style:family="paragraph"/>
    <style:style style:name="P39" style:parent-style-name="Textbody" style:family="paragraph"/>
    <style:style style:name="P40" style:parent-style-name="Textbody" style:family="paragraph"/>
    <style:style style:name="P41" style:parent-style-name="Textbody" style:family="paragraph"/>
    <style:style style:name="P42" style:parent-style-name="Textbody" style:family="paragraph"/>
    <style:style style:name="P43" style:parent-style-name="Textbody" style:family="paragraph"/>
    <style:style style:name="P44" style:parent-style-name="Textbody" style:family="paragraph"/>
    <style:style style:name="P45" style:parent-style-name="Textbody" style:family="paragraph"/>
    <style:style style:name="P46" style:parent-style-name="Standard" style:family="paragraph"/>
    <style:style style:name="P47" style:parent-style-name="Textbody" style:family="paragraph">
      <style:text-properties fo:font-weight="bold" style:font-weight-asian="bold" style:font-weight-complex="bold" fo:font-size="16pt" style:font-size-asian="16pt" style:font-size-complex="16pt"/>
    </style:style>
    <style:style style:name="P48" style:parent-style-name="Textbody" style:family="paragraph">
      <style:text-properties fo:font-size="13pt" style:font-size-asian="13pt" style:font-size-complex="13pt" fo:language="en" fo:country="US"/>
    </style:style>
    <style:style style:name="P49" style:parent-style-name="Textbody" style:family="paragraph">
      <style:text-properties fo:font-size="13pt" style:font-size-asian="13pt" style:font-size-complex="13pt" fo:language="en" fo:country="US"/>
    </style:style>
    <style:style style:name="P50" style:parent-style-name="Textbody" style:family="paragraph">
      <style:text-properties fo:font-size="13pt" style:font-size-asian="13pt" style:font-size-complex="13pt" fo:language="en" fo:country="US"/>
    </style:style>
    <style:style style:name="P51" style:parent-style-name="Textbody" style:family="paragraph">
      <style:text-properties fo:font-size="13pt" style:font-size-asian="13pt" style:font-size-complex="13pt" fo:language="en" fo:country="US"/>
    </style:style>
    <style:style style:name="P52" style:parent-style-name="Textbody" style:family="paragraph">
      <style:text-properties fo:font-size="13pt" style:font-size-asian="13pt" style:font-size-complex="13pt" fo:language="en" fo:country="US"/>
    </style:style>
    <style:style style:name="T53" style:parent-style-name="Policepardéfaut" style:family="text">
      <style:text-properties fo:background-color="#FFFF00"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Textbody" style:family="paragraph">
      <style:text-properties fo:font-size="13pt" style:font-size-asian="13pt" style:font-size-complex="13pt" fo:language="en" fo:country="US"/>
    </style:style>
    <style:style style:name="P58" style:parent-style-name="Textbody" style:family="paragraph">
      <style:text-properties fo:font-size="13pt" style:font-size-asian="13pt" style:font-size-complex="13pt" fo:language="en" fo:country="US"/>
    </style:style>
    <style:style style:name="P59" style:parent-style-name="Textbody" style:family="paragraph">
      <style:text-properties fo:font-size="13pt" style:font-size-asian="13pt" style:font-size-complex="13pt" fo:language="en" fo:country="US"/>
    </style:style>
    <style:style style:name="P60" style:parent-style-name="Textbody" style:family="paragraph">
      <style:text-properties fo:font-size="13pt" style:font-size-asian="13pt" style:font-size-complex="13pt" fo:language="en" fo:country="US"/>
    </style:style>
    <style:style style:name="P61" style:parent-style-name="Textbody" style:family="paragraph">
      <style:text-properties fo:font-size="13pt" style:font-size-asian="13pt" style:font-size-complex="13pt" fo:language="en" fo:country="US"/>
    </style:style>
    <style:style style:name="P62" style:parent-style-name="Textbody" style:family="paragraph">
      <style:text-properties fo:font-size="13pt" style:font-size-asian="13pt" style:font-size-complex="13pt" fo:language="en" fo:country="US"/>
    </style:style>
    <style:style style:name="P63" style:parent-style-name="Textbody" style:family="paragraph">
      <style:text-properties fo:font-size="13pt" style:font-size-asian="13pt" style:font-size-complex="13pt" fo:language="en" fo:country="US"/>
    </style:style>
    <style:style style:name="P64" style:parent-style-name="Textbody" style:family="paragraph">
      <style:text-properties fo:font-size="13pt" style:font-size-asian="13pt" style:font-size-complex="13pt" fo:language="en" fo:country="US"/>
    </style:style>
    <style:style style:name="P65" style:parent-style-name="Textbody" style:family="paragraph">
      <style:text-properties fo:font-size="13pt" style:font-size-asian="13pt" style:font-size-complex="13pt" fo:language="en" fo:country="US"/>
    </style:style>
    <style:style style:name="P66" style:parent-style-name="Textbody" style:family="paragraph">
      <style:paragraph-properties fo:margin-left="0.5in">
        <style:tab-stops/>
      </style:paragraph-properties>
      <style:text-properties fo:font-size="13pt" style:font-size-asian="13pt" style:font-size-complex="13pt" fo:language="en" fo:country="US"/>
    </style:style>
    <style:style style:name="P67" style:parent-style-name="Textbody" style:family="paragraph">
      <style:paragraph-properties fo:margin-left="0.5in">
        <style:tab-stops/>
      </style:paragraph-properties>
      <style:text-properties fo:font-size="13pt" style:font-size-asian="13pt" style:font-size-complex="13pt" fo:language="en" fo:country="US"/>
    </style:style>
    <style:style style:name="P68" style:parent-style-name="Textbody" style:family="paragraph">
      <style:paragraph-properties fo:margin-left="0.5in">
        <style:tab-stops/>
      </style:paragraph-properties>
      <style:text-properties fo:font-size="13pt" style:font-size-asian="13pt" style:font-size-complex="13pt" fo:language="en" fo:country="US"/>
    </style:style>
    <style:style style:name="P69" style:parent-style-name="Textbody" style:family="paragraph">
      <style:text-properties fo:font-size="13pt" style:font-size-asian="13pt" style:font-size-complex="13pt" fo:language="en" fo:country="US"/>
    </style:style>
    <style:style style:name="P70" style:parent-style-name="Textbody" style:family="paragraph">
      <style:paragraph-properties fo:margin-left="0.5in">
        <style:tab-stops/>
      </style:paragraph-properties>
      <style:text-properties fo:font-size="13pt" style:font-size-asian="13pt" style:font-size-complex="13pt" fo:language="en" fo:country="US"/>
    </style:style>
    <style:style style:name="P71" style:parent-style-name="Textbody" style:family="paragraph">
      <style:paragraph-properties fo:margin-left="0.5in">
        <style:tab-stops/>
      </style:paragraph-properties>
      <style:text-properties fo:font-size="13pt" style:font-size-asian="13pt" style:font-size-complex="13pt" fo:language="en" fo:country="US"/>
    </style:style>
    <style:style style:name="P72" style:parent-style-name="Textbody" style:family="paragraph">
      <style:paragraph-properties fo:margin-left="0.5in">
        <style:tab-stops/>
      </style:paragraph-properties>
      <style:text-properties fo:font-size="13pt" style:font-size-asian="13pt" style:font-size-complex="13pt" fo:language="en" fo:country="US"/>
    </style:style>
    <style:style style:name="P73" style:parent-style-name="Textbody" style:family="paragraph">
      <style:paragraph-properties fo:margin-left="0.5in">
        <style:tab-stops/>
      </style:paragraph-properties>
      <style:text-properties fo:font-size="13pt" style:font-size-asian="13pt" style:font-size-complex="13pt" fo:language="en" fo:country="US"/>
    </style:style>
    <style:style style:name="P74" style:parent-style-name="Textbody" style:family="paragraph">
      <style:text-properties fo:font-size="13pt" style:font-size-asian="13pt" style:font-size-complex="13pt" fo:language="en" fo:country="US"/>
    </style:style>
    <style:style style:name="P75" style:parent-style-name="Textbody" style:family="paragraph">
      <style:text-properties fo:font-size="13pt" style:font-size-asian="13pt" style:font-size-complex="13pt" fo:language="en" fo:country="US"/>
    </style:style>
    <style:style style:name="P76" style:parent-style-name="Textbody" style:family="paragraph">
      <style:text-properties fo:font-size="13pt" style:font-size-asian="13pt" style:font-size-complex="13pt" fo:language="en" fo:country="US"/>
    </style:style>
    <style:style style:name="P77" style:parent-style-name="Textbody" style:family="paragraph">
      <style:text-properties fo:font-size="13pt" style:font-size-asian="13pt" style:font-size-complex="13pt" fo:language="en" fo:country="US"/>
    </style:style>
    <style:style style:name="P78" style:parent-style-name="Textbody" style:family="paragraph">
      <style:text-properties fo:font-size="13pt" style:font-size-asian="13pt" style:font-size-complex="13pt" fo:language="en" fo:country="US"/>
    </style:style>
    <style:style style:name="P79" style:parent-style-name="Textbody" style:family="paragraph">
      <style:text-properties fo:font-size="13pt" style:font-size-asian="13pt" style:font-size-complex="13pt" fo:language="en" fo:country="US"/>
    </style:style>
    <style:style style:name="P80" style:parent-style-name="Textbody" style:family="paragraph">
      <style:text-properties fo:font-size="13pt" style:font-size-asian="13pt" style:font-size-complex="13pt" fo:language="en" fo:country="US"/>
    </style:style>
    <style:style style:name="P81" style:parent-style-name="Textbody" style:family="paragraph">
      <style:text-properties fo:font-size="13pt" style:font-size-asian="13pt" style:font-size-complex="13pt" fo:language="en" fo:country="US"/>
    </style:style>
    <style:style style:name="P82" style:parent-style-name="Textbody" style:family="paragraph">
      <style:text-properties fo:font-size="13pt" style:font-size-asian="13pt" style:font-size-complex="13pt" fo:language="en" fo:country="US"/>
    </style:style>
    <style:style style:name="P83" style:parent-style-name="Textbody" style:family="paragraph">
      <style:text-properties fo:font-size="13pt" style:font-size-asian="13pt" style:font-size-complex="13pt" fo:language="en" fo:country="US"/>
    </style:style>
    <style:style style:name="P84" style:parent-style-name="Textbody" style:family="paragraph">
      <style:text-properties fo:font-size="13pt" style:font-size-asian="13pt" style:font-size-complex="13pt" fo:language="en" fo:country="US"/>
    </style:style>
    <style:style style:name="P85" style:parent-style-name="Textbody" style:family="paragraph">
      <style:text-properties fo:font-size="13pt" style:font-size-asian="13pt" style:font-size-complex="13pt" fo:language="en" fo:country="US"/>
    </style:style>
    <style:style style:name="P86" style:parent-style-name="Textbody" style:family="paragraph">
      <style:text-properties fo:font-size="13pt" style:font-size-asian="13pt" style:font-size-complex="13pt" fo:language="en" fo:country="US"/>
    </style:style>
    <style:style style:name="P87" style:parent-style-name="Textbody" style:family="paragraph">
      <style:text-properties fo:font-size="13pt" style:font-size-asian="13pt" style:font-size-complex="13pt" fo:language="en" fo:country="US"/>
    </style:style>
    <style:style style:name="P88" style:parent-style-name="Textbody" style:family="paragraph">
      <style:text-properties fo:font-size="13pt" style:font-size-asian="13pt" style:font-size-complex="13pt" fo:language="en" fo:country="US"/>
    </style:style>
    <style:style style:name="P89" style:parent-style-name="Textbody" style:family="paragraph">
      <style:text-properties fo:font-size="13pt" style:font-size-asian="13pt" style:font-size-complex="13pt" fo:language="en" fo:country="US"/>
    </style:style>
    <style:style style:name="P90" style:parent-style-name="Textbody" style:family="paragraph">
      <style:text-properties fo:font-size="13pt" style:font-size-asian="13pt" style:font-size-complex="13pt" fo:language="en" fo:country="US"/>
    </style:style>
    <style:style style:name="P91" style:parent-style-name="Textbody" style:family="paragraph">
      <style:text-properties fo:font-size="13pt" style:font-size-asian="13pt" style:font-size-complex="13pt"/>
    </style:style>
    <style:style style:name="P92" style:parent-style-name="Textbody" style:family="paragraph">
      <style:text-properties fo:font-size="13pt" style:font-size-asian="13pt" style:font-size-complex="13pt" fo:language="en" fo:country="US"/>
    </style:style>
    <style:style style:name="P93" style:parent-style-name="Textbody" style:family="paragraph">
      <style:text-properties fo:font-size="13pt" style:font-size-asian="13pt" style:font-size-complex="13pt"/>
    </style:style>
    <style:style style:name="P94" style:parent-style-name="Textbody" style:family="paragraph">
      <style:text-properties fo:font-size="13pt" style:font-size-asian="13pt" style:font-size-complex="13pt" fo:language="en" fo:country="US"/>
    </style:style>
    <style:style style:name="P95" style:parent-style-name="Textbody" style:family="paragraph">
      <style:text-properties fo:font-size="13pt" style:font-size-asian="13pt" style:font-size-complex="13pt" fo:language="en" fo:country="US"/>
    </style:style>
    <style:style style:name="P96" style:parent-style-name="Textbody" style:family="paragraph">
      <style:text-properties fo:font-size="13pt" style:font-size-asian="13pt" style:font-size-complex="13pt" fo:language="en" fo:country="US"/>
    </style:style>
  </office:automatic-styles>
  <office:body>
    <office:text text:use-soft-page-breaks="true">
      <text:h text:style-name="P1" text:outline-level="1">TD2 – Requêtes sur une BD non normalisée</text:h>
      <text:p text:style-name="Textbody"/>
      <text:p text:style-name="Textbody">Détectez dans votre repo l’archive<text:s/><text:a xlink:href="https://orleans.miage.fr/confluence/download/attachments/41123842/dblp.json.zip?version=1&amp;modificationDate=1538733230205&amp;api=v2" office:target-frame-name="_top" xlink:show="replace">dblp.json.zip</text:a><text:s/>puis la décompresser dans /tmp/&lt;votreRepo&gt;/data.</text:p>
      <text:p text:style-name="Textbody">Lancer un nouveau conteneur docker qui importe ce<text:s/>fichier json (pensez au -v !) dans mongo</text:p>
      <text:p text:style-name="P2">docker run -it --link mongoserver:mongo --rm -v /tmp&lt;votreRepo&gt;/data:/data mongo bash</text:p>
      <text:p text:style-name="Textbody">( puis dans ce container, lancer l'importation des données : mongoimport --db dblp --collection publis --host mongo --port 27017<text:s/>--file /data/dblp.json --jsonArray)</text:p>
      <text:p text:style-name="Textbody"> </text:p>
      <text:p text:style-name="Textbody">Cette base DBLP contient des entrées avec des clés pouvant être présentes ou non dans certains cas (clé<text:line-break/>"booktitle", "cites"...), voire des données de type différents (clé "pages").</text:p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>{</text:p>
            <text:p text:style-name="P8">"_id" : "books/daglib/0025185",</text:p>
            <text:p text:style-name="P9">"type" : "Book",</text:p>
            <text:p text:style-name="P10">"title" : "MongoDB - The Definitive Guide: Powerful and Scalable Data Storage.",</text:p>
            <text:p text:style-name="P11">"pages" : "I",</text:p>
            <text:p text:style-name="P12">"publisher" : "O’Reilly",</text:p>
            <text:p text:style-name="P13">"year" : 2010,</text:p>
            <text:p text:style-name="P14">"authors" : [ "Kristina Chodorow", "Michael Dirolf" ],</text:p>
            <text:p text:style-name="P15">"isbn" : [ "978-1-449-38156-1" ]</text:p>
            <text:p text:style-name="P16">}</text:p>
            <text:p text:style-name="P17">{</text:p>
            <text:p text:style-name="P18">"_id" :<text:s/>"conf/icod/BouzeghoubG83",</text:p>
            <text:p text:style-name="P19">"type" : "Article",</text:p>
            <text:p text:style-name="P20">"title" : "The Design of an Expert System for Database Design.",</text:p>
            <text:p text:style-name="P21">"booktitle" : "ICOD-2 Workshop on New Applications of Data Bases",</text:p>
            <text:p text:style-name="P22">"pages" : { "start" : 203, "end" : 223 },</text:p>
            <text:p text:style-name="P23">"year" : 1983,</text:p>
            <text:p text:style-name="P24">"url" : "db/conf/icod/icod83w.html#BouzeghoubG83",</text:p>
            <text:p text:style-name="P25">"authors" : [ "Mokrane Bouzeghoub", "Georges Gardarin" ],</text:p>
            <text:p text:style-name="P26">"cites" : ["journals/tods/AstrahanBCEGGKLMMPTWW76", "books/bc/AtzeniA93",</text:p>
            <text:p text:style-name="PreformattedText">"journals/tcs/AtzeniABM82", "journals/jcss/AbiteboulB86"]</text:p>
            <text:p text:style-name="P27">}</text:p>
          </table:table-cell>
        </table:table-row>
      </table:table>
      <text:p text:style-name="Textbody">Cette base contient une extraction des publications de recherche en informatique fournie par<text:s/><text:a xlink:href="http://DBLP.org/" office:target-frame-name="_top" xlink:show="replace">DBLP.org</text:a><text:s/>:<text:line-break/>- Des articles de conférences/journaux scientifique, de, "type" “Article”, dont le titre est “title” mais l’ouvrage de référence (s’il existe) “booktitle” ;<text:line-break/>- Des chapitres de livre, de, "type" “Book” ayant également title et booktitle ;<text:line-break/>- Des thèses, du, "type" “Phd”.<text:line-break/>- Chaque publication est associé à une liste d’auteurs (authors) et éventuellement un éditeur (publisher).<text:line-break/>- Certaines publications peuvent contenir des références internes avec la clé “cites”</text:p>
      <text:p text:style-name="Textbody"/>
      <text:soft-page-break/>
      <text:h text:style-name="Titre2" text:outline-level="2">Questions</text:h>
      <text:list text:style-name="LFO1" text:continue-numbering="true">
        <text:list-item>
          <text:p text:style-name="P28">Liste de toutes les publications dont le, "type" est un livre (’Book’)</text:p>
        </text:list-item>
        <text:list-item>
          <text:p text:style-name="P29">Liste des publications publiées depuis 2011 ;</text:p>
        </text:list-item>
        <text:list-item>
          <text:p text:style-name="P30"><text:s/>Liste des livres depuis 2014 ;</text:p>
        </text:list-item>
        <text:list-item>
          <text:p text:style-name="P31">Liste des publications ayant un<text:s/>éditeur (publisher) ;</text:p>
        </text:list-item>
        <text:list-item>
          <text:p text:style-name="P32">Liste des publications dont l’auteur est “Jeffrey D. Ullman” ;</text:p>
        </text:list-item>
        <text:list-item>
          <text:p text:style-name="P33">Titre des publications dont “Jeffrey D. Ullman” le premier auteur ;</text:p>
        </text:list-item>
        <text:list-item>
          <text:p text:style-name="P34">Nom des éditeurs (publisher) et titre des publications dont “Jeffrey D. Ullman” est le seul<text:s/>auteur ;</text:p>
        </text:list-item>
        <text:list-item>
          <text:p text:style-name="P35">Titre des publications dont le titre contient le mot "database" ;</text:p>
        </text:list-item>
        <text:list-item>
          <text:p text:style-name="P36">Liste distincte de tous les editeurs (“publisher”) ;</text:p>
        </text:list-item>
        <text:list-item>
          <text:p text:style-name="P37">Liste de tous les auteurs distincts ;</text:p>
        </text:list-item>
        <text:list-item>
          <text:p text:style-name="P38">Pour les publications contenant le mot "database" et dont le titre de l’ouvrage (booktitle) et la page de départ existent ; trier par titre d’ouvrage et pages de départ ;</text:p>
        </text:list-item>
        <text:list-item>
          <text:p text:style-name="P39">Projeter le résultat précédent par titres, titres d’ouvrage et pages ;</text:p>
        </text:list-item>
        <text:list-item>
          <text:p text:style-name="P40">Compter, pour le résultat précédent, le nombre de publications retournées ;</text:p>
        </text:list-item>
        <text:list-item>
          <text:p text:style-name="P41">Pour le résultat précédent,<text:s/>compter par, "type" de publication ;</text:p>
        </text:list-item>
        <text:list-item>
          <text:p text:style-name="P42">Compter le nombre de publications par auteur. Trier le résultat par ordre décroissant ;</text:p>
        </text:list-item>
        <text:list-item>
          <text:p text:style-name="P43">Pour chaque éditeur (s’il existe), donner l’année moyenne et le nombre de publications. Trier le résultat par le nombre de publications décroissant ;</text:p>
        </text:list-item>
        <text:list-item>
          <text:p text:style-name="P44">Compter par année et éditeur (s’il existe), le nombre de publications. Pour ces derniers, ne retourner que ceux ayant plus 200 publications ;</text:p>
        </text:list-item>
        <text:list-item>
          <text:p text:style-name="P45">Pour chaque éditeur, calculer la moyenne du nombre de publications par année. Trier le résultat<text:s/>par moyenne décroissante ;</text:p>
        </text:list-item>
        <text:list-item>
          <text:p text:style-name="P46">**** Modifier toutes les publications ayant des pages pour ajouter le champ “pp” avec pour valeur le motif suivant : “start–end”</text:p>
        </text:list-item>
      </text:list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soft-page-break/>
      <text:p text:style-name="P47">DEBUT TP</text:p>
      <text:p text:style-name="P48">Docker start mongo server</text:p>
      <text:p text:style-name="P49">docker run -it --link mongoserver:mongo --rm -v<text:s/>D:\m1_fac\bdsi\tp2\git\dblp.json:/data mongo bash</text:p>
      <text:p text:style-name="P50">exit</text:p>
      <text:p text:style-name="P51">mongoimport --db dblp --collection publis --host mongo --port 27017 --file /data/dblp.json –jsonArray</text:p>
      <text:p text:style-name="P52">docker start mongo server</text:p>
      <text:p text:style-name="Normal"><text:span text:style-name="T53">docker exec -it mongoserver mongo test</text:span></text:p>
      <text:p text:style-name="P54">use dblp</text:p>
      <text:p text:style-name="P55">dblp.publis.count()</text:p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>PARTIE 2 – mapReduce</text:p>
      <text:p text:style-name="P65">Question 1 -<text:s/></text:p>
      <text:p text:style-name="P66">var map = function() {</text:p>
      <text:p text:style-name="P67"><text:s text:c="2"/><text:s/>emit(this.type,1); }</text:p>
      <text:p text:style-name="P68"/>
      <text:p text:style-name="P69"><text:s text:c="10"/>var reduce = function(cle,valeurs) {</text:p>
      <text:p text:style-name="P70">return Array.sum(valeurs); }</text:p>
      <text:p text:style-name="P71"/>
      <text:p text:style-name="P72">db.publis.mapReduce( map,reduce, {out: {"inline":1 }} )</text:p>
      <text:p text:style-name="P73"/>
      <text:p text:style-name="P74">Question 2 –<text:s/></text:p>
      <text:p text:style-name="P75"/>
      <text:p text:style-name="P76"/>
      <text:p text:style-name="P77"/>
      <text:p text:style-name="P78">&gt; var reduce2 = function(cle,valeurs){</text:p>
      <text:p text:style-name="P79">... return Array.valeurs;}</text:p>
      <text:p text:style-name="P80">&gt; var map2 = function() {</text:p>
      <text:p text:style-name="P81">... emit (this.year,this.title);</text:p>
      <text:p text:style-name="P82">... }</text:p>
      <text:p text:style-name="P83">&gt; db.publis.mapReduce(map2,reduce2,{out: {"inline":1 }} )</text:p>
      <text:p text:style-name="P84"/>
      <text:p text:style-name="P85">Question 16 –</text:p>
      <text:p text:style-name="P86">var map16 = function (){emit (this.publisher,1);<text:s/>}</text:p>
      <text:p text:style-name="P87">var reduce16 = function(cle,valeurs) { return Array.sum(valeurs); }</text:p>
      <text:p text:style-name="P88">var query16 ={<text:s/>query:{}, out : "q16bis" }</text:p>
      <text:p text:style-name="P89">db.publis.mapReduce(map16,reduce16,query16)</text:p>
      <text:p text:style-name="P90">db.q16bis.find()</text:p>
      <text:p text:style-name="P91">// pour les types book il faut changer query16</text:p>
      <text:p text:style-name="P92">var query16 ={ query:{"type":"Book"}, out : "q16bis" }</text:p>
      <text:p text:style-name="P93">// pour enlever les endroits ou il n’y a pas de publisher il faut changer query16</text:p>
      <text:p text:style-name="P94">var query16 ={ query:{"publisher":{$exists:true}}, out : "q16bis" }</text:p>
      <text:p text:style-name="P95"/>
      <text:p text:style-name="P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 style:font-pitch="variable"/>
    <style:font-face style:name="Noto Sans CJK SC Regular" svg:font-family="Noto Sans CJK SC Regular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SungtiL GB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style:font-name="Liberation Serif" style:font-name-asian="Noto Sans CJK SC Regular" fo:font-weight="bold" style:font-weight-asian="bold" style:font-weight-complex="bold" fo:color="#000000" fo:font-size="24pt" style:font-size-asian="24pt" style:font-size-complex="24pt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ans CJK SC Regular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3LVL1" style:family="text">
      <style:text-properties style:font-name="Wingdings" style:font-name-asian="AR PL SungtiL GB" style:font-name-complex="Lohit Devanaga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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lien Chatelin</dc:creator>
    <meta:creation-date>2019-09-04T11:26:00Z</meta:creation-date>
    <dc:date>2020-10-12T12:56:00Z</dc:date>
    <meta:template xlink:href="Normal.dotm" xlink:type="simple"/>
    <meta:editing-cycles>6</meta:editing-cycles>
    <meta:editing-duration>PT7920S</meta:editing-duration>
    <meta:document-statistic meta:page-count="4" meta:paragraph-count="10" meta:word-count="778" meta:character-count="5052" meta:row-count="35" meta:non-whitespace-character-count="4284"/>
  </office:meta>
</office:document-meta>
</file>